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2000000020B7C0B92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20a41" officeooo:paragraph-rsid="00120a41"/>
    </style:style>
    <style:style style:name="P2" style:family="paragraph" style:parent-style-name="Text_20_body">
      <style:text-properties officeooo:rsid="00120a41" officeooo:paragraph-rsid="00120a41"/>
    </style:style>
    <style:style style:name="P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indent="0cm"/>
    </style:style>
    <style:style style:name="P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7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list-style-name="L7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list-style-name="L7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list-style-name="L7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list-style-name="L74">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list-style-name="L7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list-style-name="L7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45cm" fo:min-width="0cm" fo:padding-top="0.125cm" fo:padding-bottom="0.125cm" fo:padding-left="0.25cm" fo:padding-right="0.25cm" draw:shadow="hidden" draw:shadow-offset-x="0.199cm" draw:shadow-offset-y="0.199cm" draw:shadow-color="#808080" style:run-through="foreground"/>
    </style:style>
    <style:style style:name="gr9" style:family="graphic" style:list-style-name="L7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list-style-name="L78">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list-style-name="L7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list-style-name="L8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list-style-name="L8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4" style:family="graphic" style:list-style-name="L8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list-style-name="L8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list-style-name="L8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7" style:family="graphic" style:list-style-name="L8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list-style-name="L8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list-style-name="L8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list-style-name="L8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1" style:family="graphic" style:list-style-name="L8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2" style:family="graphic" style:list-style-name="L9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3" style:family="graphic" style:list-style-name="L9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4" style:family="graphic" style:list-style-name="L9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5" style:family="graphic" style:list-style-name="L9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5cm" fo:min-width="0cm" fo:padding-top="0.125cm" fo:padding-bottom="0.125cm" fo:padding-left="0.25cm" fo:padding-right="0.25cm" draw:shadow="hidden" draw:shadow-offset-x="0.199cm" draw:shadow-offset-y="0.199cm" draw:shadow-color="#808080" style:run-through="foreground"/>
    </style:style>
    <style:style style:name="gr26" style:family="graphic" style:list-style-name="L9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list-style-name="L9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28" style:family="graphic" style:list-style-name="L9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29" style:family="graphic" style:list-style-name="L9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list-style-name="L9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list-style-name="L9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10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list-style-name="L10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10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list-style-name="L10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list-style-name="L10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list-style-name="L10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list-style-name="L10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list-style-name="L10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list-style-name="L10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10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2" style:family="graphic" style:list-style-name="L11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3" style:family="graphic" style:list-style-name="L11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4" style:family="graphic" style:list-style-name="L11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6cm" fo:min-width="0cm" fo:padding-top="0.125cm" fo:padding-bottom="0.125cm" fo:padding-left="0.25cm" fo:padding-right="0.25cm" draw:shadow="hidden" draw:shadow-offset-x="0.199cm" draw:shadow-offset-y="0.199cm" draw:shadow-color="#808080" style:run-through="foreground"/>
    </style:style>
    <style:style style:name="gr45" style:family="graphic" style:list-style-name="L11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list-style-name="L11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11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list-style-name="L11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9" style:family="graphic" style:list-style-name="L11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0" style:family="graphic" style:list-style-name="L11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51" style:family="graphic" style:list-style-name="L11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52" style:family="graphic" style:list-style-name="L12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12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12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list-style-name="L123">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6" style:family="graphic" style:list-style-name="L124">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7" style:family="graphic" style:list-style-name="L125">
      <style:graphic-properties draw:stroke="solid" svg:stroke-width="0cm" svg:stroke-color="#3465a4" draw:marker-start="" draw:marker-start-width="0.199cm" draw:marker-start-center="false" draw:marker-end="" draw:marker-end-width="0.199cm" draw:marker-end-center="false" draw:fill="solid" draw:fill-color="#e6e6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8" style:family="graphic" style:list-style-name="L126">
      <style:graphic-properties draw:stroke="solid" svg:stroke-width="0cm" svg:stroke-color="#3465a4" draw:marker-start="" draw:marker-start-width="0.199cm" draw:marker-start-center="false" draw:marker-end="" draw:marker-end-width="0.199cm" draw:marker-end-center="false" draw:fill="solid" draw:fill-color="#dddddd"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list-style-name="L127">
      <style:graphic-properties draw:stroke="solid" svg:stroke-width="0cm" svg:stroke-color="#3465a4" draw:marker-start="" draw:marker-start-width="0.199cm" draw:marker-start-center="false" draw:marker-end="" draw:marker-end-width="0.199cm" draw:marker-end-center="false" draw:fill="solid" draw:fill-color="#c5000b"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list-style-name="L128">
      <style:graphic-properties draw:stroke="solid" svg:stroke-width="0cm" svg:stroke-color="#3465a4" draw:marker-start="" draw:marker-start-width="0.199cm" draw:marker-start-center="false" draw:marker-end="" draw:marker-end-width="0.199cm" draw:marker-end-center="false" draw:fill="solid" draw:fill-color="#c5000b"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list-style-name="L129">
      <style:graphic-properties draw:stroke="solid" svg:stroke-width="0cm" svg:stroke-color="#3465a4" draw:marker-start="" draw:marker-start-width="0.199cm" draw:marker-start-center="false" draw:marker-end="" draw:marker-end-width="0.199cm" draw:marker-end-center="false" draw:fill="solid" draw:fill-color="#c5000b"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list-style-name="L130">
      <style:graphic-properties draw:stroke="solid" svg:stroke-width="0cm" svg:stroke-color="#000000" draw:marker-start="" draw:marker-start-width="0.199cm" draw:marker-start-center="false" draw:marker-end="" draw:marker-end-width="0.199cm" draw:marker-end-center="false" draw:fill="none" draw:fill-color="#c5000b"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list-style-name="L13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64" style:family="graphic" style:list-style-name="L13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list-style-name="L13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6" style:family="graphic" style:list-style-name="L134">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7" style:family="graphic" style:list-style-name="L13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8" style:family="graphic" style:list-style-name="L13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6cm" fo:min-width="2.016cm" fo:padding-top="0.125cm" fo:padding-bottom="0.125cm" fo:padding-left="0.25cm" fo:padding-right="0.25cm" draw:shadow="hidden" draw:shadow-offset-x="0.199cm" draw:shadow-offset-y="0.199cm" draw:shadow-color="#808080" style:run-through="foreground"/>
    </style:style>
    <style:style style:name="gr69" style:family="graphic" style:list-style-name="L13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4cm" fo:min-width="1.222cm" fo:padding-top="0.125cm" fo:padding-bottom="0.125cm" fo:padding-left="0.25cm" fo:padding-right="0.25cm" draw:shadow="hidden" draw:shadow-offset-x="0.199cm" draw:shadow-offset-y="0.199cm" draw:shadow-color="#808080" style:run-through="foreground"/>
    </style:style>
    <style:style style:name="gr70" style:family="graphic" style:list-style-name="L13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4cm" fo:min-width="1.951cm" fo:padding-top="0.125cm" fo:padding-bottom="0.125cm" fo:padding-left="0.25cm" fo:padding-right="0.25cm" draw:shadow="hidden" draw:shadow-offset-x="0.199cm" draw:shadow-offset-y="0.199cm" draw:shadow-color="#808080" style:run-through="foreground"/>
    </style:style>
    <style:style style:name="gr71" style:family="graphic" style:list-style-name="L13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6cm" fo:min-width="2.939cm" fo:padding-top="0.125cm" fo:padding-bottom="0.125cm" fo:padding-left="0.25cm" fo:padding-right="0.25cm" draw:shadow="hidden" draw:shadow-offset-x="0.199cm" draw:shadow-offset-y="0.199cm" draw:shadow-color="#808080" style:run-through="foreground"/>
    </style:style>
    <style:style style:name="gr72" style:family="graphic" style:list-style-name="L14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09cm" fo:min-width="0.739cm" fo:padding-top="0.125cm" fo:padding-bottom="0.125cm" fo:padding-left="0.25cm" fo:padding-right="0.25cm" draw:shadow="hidden" draw:shadow-offset-x="0.199cm" draw:shadow-offset-y="0.199cm" draw:shadow-color="#808080" style:run-through="foreground"/>
    </style:style>
    <style:style style:name="gr73" style:family="graphic" style:list-style-name="L14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741cm" fo:padding-top="0.125cm" fo:padding-bottom="0.125cm" fo:padding-left="0.25cm" fo:padding-right="0.25cm" draw:shadow="hidden" draw:shadow-offset-x="0.199cm" draw:shadow-offset-y="0.199cm" draw:shadow-color="#808080" style:run-through="foreground"/>
    </style:style>
    <style:style style:name="gr74" style:family="graphic" style:list-style-name="L14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741cm" fo:padding-top="0.125cm" fo:padding-bottom="0.125cm" fo:padding-left="0.25cm" fo:padding-right="0.25cm" draw:shadow="hidden" draw:shadow-offset-x="0.199cm" draw:shadow-offset-y="0.199cm" draw:shadow-color="#808080" style:run-through="foreground"/>
    </style:style>
    <style:style style:name="gr75" style:family="graphic" style:list-style-name="L14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741cm" fo:padding-top="0.125cm" fo:padding-bottom="0.125cm" fo:padding-left="0.25cm" fo:padding-right="0.25cm" draw:shadow="hidden" draw:shadow-offset-x="0.199cm" draw:shadow-offset-y="0.199cm" draw:shadow-color="#808080" style:run-through="foreground"/>
    </style:style>
    <style:style style:name="gr76" style:family="graphic" style:list-style-name="L14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741cm" fo:padding-top="0.125cm" fo:padding-bottom="0.125cm" fo:padding-left="0.25cm" fo:padding-right="0.25cm" draw:shadow="hidden" draw:shadow-offset-x="0.199cm" draw:shadow-offset-y="0.199cm" draw:shadow-color="#808080" style:run-through="foreground"/>
    </style:style>
    <style:style style:name="gr77" style:family="graphic" style:list-style-name="L14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739cm" fo:padding-top="0.125cm" fo:padding-bottom="0.125cm" fo:padding-left="0.25cm" fo:padding-right="0.25cm" draw:shadow="hidden" draw:shadow-offset-x="0.199cm" draw:shadow-offset-y="0.199cm" draw:shadow-color="#808080" style:run-through="foreground"/>
    </style:style>
    <style:style style:name="gr78" style:family="graphic" style:list-style-name="L14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09cm" fo:min-width="0.739cm" fo:padding-top="0.125cm" fo:padding-bottom="0.125cm" fo:padding-left="0.25cm" fo:padding-right="0.25cm" draw:shadow="hidden" draw:shadow-offset-x="0.199cm" draw:shadow-offset-y="0.199cm" draw:shadow-color="#808080" style:run-through="foreground"/>
    </style:style>
    <style:style style:name="gr79" style:family="graphic" style:list-style-name="L14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741cm" fo:padding-top="0.125cm" fo:padding-bottom="0.125cm" fo:padding-left="0.25cm" fo:padding-right="0.25cm" draw:shadow="hidden" draw:shadow-offset-x="0.199cm" draw:shadow-offset-y="0.199cm" draw:shadow-color="#808080" style:run-through="foreground"/>
    </style:style>
    <style:style style:name="gr80" style:family="graphic" style:list-style-name="L148">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56cm" fo:min-width="0.741cm" fo:padding-top="0.125cm" fo:padding-bottom="0.125cm" fo:padding-left="0.25cm" fo:padding-right="0.25cm" draw:shadow="hidden" draw:shadow-offset-x="0.199cm" draw:shadow-offset-y="0.199cm" draw:shadow-color="#808080" style:run-through="foreground"/>
    </style:style>
    <style:style style:name="gr81" style:family="graphic" style:list-style-name="L149">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1cm" fo:min-width="0cm" fo:padding-top="0.125cm" fo:padding-bottom="0.125cm" fo:padding-left="0.25cm" fo:padding-right="0.25cm" draw:shadow="hidden" draw:shadow-offset-x="0.199cm" draw:shadow-offset-y="0.199cm" draw:shadow-color="#808080" style:run-through="foreground"/>
    </style:style>
    <style:style style:name="gr82" style:family="graphic" style:list-style-name="L150">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741cm" fo:padding-top="0.125cm" fo:padding-bottom="0.125cm" fo:padding-left="0.25cm" fo:padding-right="0.25cm" draw:shadow="hidden" draw:shadow-offset-x="0.199cm" draw:shadow-offset-y="0.199cm" draw:shadow-color="#808080" style:run-through="foreground"/>
    </style:style>
    <style:style style:name="gr83" style:family="graphic" style:list-style-name="L15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1cm" fo:min-width="0cm" fo:padding-top="0.125cm" fo:padding-bottom="0.125cm" fo:padding-left="0.25cm" fo:padding-right="0.25cm" draw:shadow="hidden" draw:shadow-offset-x="0.199cm" draw:shadow-offset-y="0.199cm" draw:shadow-color="#808080" style:run-through="foreground"/>
    </style:style>
    <style:style style:name="gr84" style:family="graphic" style:list-style-name="L15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list-style-name="L15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list-style-name="L15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list-style-name="L15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list-style-name="L15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list-style-name="L15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list-style-name="L15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list-style-name="L15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list-style-name="L16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list-style-name="L16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list-style-name="L16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list-style-name="L16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list-style-name="L16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6cm" fo:min-width="2.016cm" fo:padding-top="0.125cm" fo:padding-bottom="0.125cm" fo:padding-left="0.25cm" fo:padding-right="0.25cm" draw:shadow="hidden" draw:shadow-offset-x="0.199cm" draw:shadow-offset-y="0.199cm" draw:shadow-color="#808080" style:run-through="foreground"/>
    </style:style>
    <style:style style:name="gr97" style:family="graphic" style:list-style-name="L16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09cm" fo:min-width="0.739cm" fo:padding-top="0.125cm" fo:padding-bottom="0.125cm" fo:padding-left="0.25cm" fo:padding-right="0.25cm" draw:shadow="hidden" draw:shadow-offset-x="0.199cm" draw:shadow-offset-y="0.199cm" draw:shadow-color="#808080" style:run-through="foreground"/>
    </style:style>
    <style:style style:name="gr98" style:family="graphic" style:list-style-name="L166">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741cm" fo:padding-top="0.125cm" fo:padding-bottom="0.125cm" fo:padding-left="0.25cm" fo:padding-right="0.25cm" draw:shadow="hidden" draw:shadow-offset-x="0.199cm" draw:shadow-offset-y="0.199cm" draw:shadow-color="#808080" style:run-through="foreground"/>
    </style:style>
    <style:style style:name="gr99" style:family="graphic" style:list-style-name="L167">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1cm" fo:min-width="0cm" fo:padding-top="0.125cm" fo:padding-bottom="0.125cm" fo:padding-left="0.25cm" fo:padding-right="0.25cm" draw:shadow="hidden" draw:shadow-offset-x="0.199cm" draw:shadow-offset-y="0.199cm" draw:shadow-color="#808080" style:run-through="foreground"/>
    </style:style>
    <style:style style:name="gr100" style:family="graphic" style:list-style-name="L16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list-style-name="L16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list-style-name="L17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list-style-name="L171">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6cm" fo:min-width="1.124cm" fo:padding-top="0.125cm" fo:padding-bottom="0.125cm" fo:padding-left="0.25cm" fo:padding-right="0.25cm" draw:shadow="hidden" draw:shadow-offset-x="0.199cm" draw:shadow-offset-y="0.199cm" draw:shadow-color="#808080" style:run-through="foreground"/>
    </style:style>
    <style:style style:name="gr104" style:family="graphic" style:list-style-name="L17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09cm" fo:min-width="0.739cm" fo:padding-top="0.125cm" fo:padding-bottom="0.125cm" fo:padding-left="0.25cm" fo:padding-right="0.25cm" draw:shadow="hidden" draw:shadow-offset-x="0.199cm" draw:shadow-offset-y="0.199cm" draw:shadow-color="#808080" style:run-through="foreground"/>
    </style:style>
    <style:style style:name="gr105" style:family="graphic" style:list-style-name="L17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739cm" fo:padding-top="0.125cm" fo:padding-bottom="0.125cm" fo:padding-left="0.25cm" fo:padding-right="0.25cm" draw:shadow="hidden" draw:shadow-offset-x="0.199cm" draw:shadow-offset-y="0.199cm" draw:shadow-color="#808080" style:run-through="foreground"/>
    </style:style>
    <style:style style:name="gr106" style:family="graphic" style:list-style-name="L17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1cm" fo:min-width="0cm" fo:padding-top="0.125cm" fo:padding-bottom="0.125cm" fo:padding-left="0.25cm" fo:padding-right="0.25cm" draw:shadow="hidden" draw:shadow-offset-x="0.199cm" draw:shadow-offset-y="0.199cm" draw:shadow-color="#808080" style:run-through="foreground"/>
    </style:style>
    <style:style style:name="gr107" style:family="graphic" style:list-style-name="L17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list-style-name="L17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list-style-name="L17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mpagne</text:p>
      <text:p text:style-name="P2"><draw:g text:anchor-type="paragraph" draw:z-index="0" draw:style-name="gr1"><draw:line draw:style-name="gr2" draw:text-style-name="P3" svg:x1="3.9cm" svg:y1="0.211cm" svg:x2="3.9cm" svg:y2="6.811cm"><text:p/></draw:line><draw:line draw:style-name="gr3" draw:text-style-name="P3" svg:x1="2.3cm" svg:y1="6.911cm" svg:x2="17.2cm" svg:y2="6.911cm"><text:p/></draw:line><draw:line draw:style-name="gr4" draw:text-style-name="P3" svg:x1="11.6cm" svg:y1="0.312cm" svg:x2="11.6cm" svg:y2="6.912cm"><text:p/></draw:line><draw:frame draw:style-name="gr5" draw:text-style-name="P5" svg:width="3.828cm" svg:height="3.174cm" svg:x="1.205cm" svg:y="0.512cm"><draw:text-box><text:p text:style-name="P4"><text:span text:style-name="T1">Kampagne</text:span></text:p><text:p text:style-name="P4"><text:span text:style-name="T1">|--Buch1</text:span></text:p><text:p text:style-name="P4"><text:span text:style-name="T1">|--Buch2</text:span></text:p><text:p text:style-name="P4"><text:span text:style-name="T1">|--|--Kapitel1</text:span></text:p><text:p text:style-name="P4"><text:span text:style-name="T1"><text:s text:c="3"/></text:span><text:span text:style-name="T1">|--Kapitel2</text:span></text:p><text:p text:style-name="P4"><text:span text:style-name="T1"><text:s text:c="3"/></text:span><text:span text:style-name="T1">|--Kapitel3</text:span></text:p></draw:text-box></draw:frame><draw:custom-shape draw:style-name="gr6" draw:text-style-name="P3" svg:width="0.902cm" svg:height="0.802cm" svg:x="10.299cm" svg:y="0.311cm"><text:p/><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frame draw:style-name="gr7" draw:text-style-name="P5" svg:width="3.61cm" svg:height="0.74cm" svg:x="12cm" svg:y="0.286cm"><draw:text-box><text:p text:style-name="P4"><text:span text:style-name="T1">Abschnitt</text:span></text:p></draw:text-box></draw:frame><draw:frame draw:style-name="gr8" draw:text-style-name="P5" svg:width="6.4cm" svg:height="3.174cm" svg:x="12cm" svg:y="1.117cm"><draw:text-box><text:p text:style-name="P4"><text:span text:style-name="T1">Sie laufen auf dem Weg und sehen wie der Herbst den Bäumen die Blätter abnimmt, ob sie dabei sehen das nicht weit vom Weg eine Höhle sich befindet</text:span></text:p></draw:text-box></draw:frame><draw:frame draw:style-name="gr9" draw:text-style-name="P3" svg:width="0.535cm" svg:height="0.553cm" svg:x="17.766cm" svg:y="0.26cm"><draw:image xlink:href="Pictures/100002010000002000000020B7C0B923.png" xlink:type="simple" xlink:show="embed" xlink:actuate="onLoad"><text:p/></draw:image></draw:frame><draw:frame draw:style-name="gr10" draw:text-style-name="P3" svg:width="0.535cm" svg:height="0.553cm" svg:x="17.665cm" svg:y="1.21cm"><draw:image xlink:href="Pictures/100002010000002000000020B7C0B923.png" xlink:type="simple" xlink:show="embed" xlink:actuate="onLoad"><text:p/></draw:image></draw:frame><draw:frame draw:style-name="gr11" draw:text-style-name="P3" svg:width="0.535cm" svg:height="0.553cm" svg:x="9.966cm" svg:y="6.211cm"><draw:image xlink:href="Pictures/100002010000002000000020B7C0B923.png" xlink:type="simple" xlink:show="embed" xlink:actuate="onLoad"><text:p/></draw:image></draw:frame><draw:frame draw:style-name="gr12" draw:text-style-name="P3" svg:width="0.535cm" svg:height="0.553cm" svg:x="3.2cm" svg:y="6.16cm"><draw:image xlink:href="Pictures/100002010000002000000020B7C0B923.png" xlink:type="simple" xlink:show="embed" xlink:actuate="onLoad"><text:p/></draw:image></draw:frame><draw:frame draw:style-name="gr13" draw:text-style-name="P6" svg:width="2.694cm" svg:height="0.983cm" svg:x="0cm" svg:y="7.511cm"><draw:text-box><text:p text:style-name="P4"><text:span text:style-name="T2">Objekte</text:span></text:p></draw:text-box></draw:frame><draw:frame draw:style-name="gr14" draw:text-style-name="P6" svg:width="1.846cm" svg:height="0.983cm" svg:x="3.845cm" svg:y="7.41cm"><draw:text-box><text:p text:style-name="P4"><text:span text:style-name="T2">NPC</text:span></text:p></draw:text-box></draw:frame><draw:frame draw:style-name="gr15" draw:text-style-name="P6" svg:width="2.624cm" svg:height="0.983cm" svg:x="7.486cm" svg:y="7.41cm"><draw:text-box><text:p text:style-name="P4"><text:span text:style-name="T2">Gegner</text:span></text:p></draw:text-box></draw:frame><draw:frame draw:style-name="gr16" draw:text-style-name="P6" svg:width="3.682cm" svg:height="0.983cm" svg:x="11.746cm" svg:y="7.395cm"><draw:text-box><text:p text:style-name="P4"><text:span text:style-name="T2">Geschichte</text:span></text:p></draw:text-box></draw:frame><draw:frame draw:style-name="gr17" draw:text-style-name="P5" svg:width="1.329cm" svg:height="0.74cm" svg:x="0.145cm" svg:y="9.137cm"><draw:text-box><text:p text:style-name="P4"><text:span text:style-name="T1">Item</text:span></text:p></draw:text-box></draw:frame><draw:frame draw:style-name="gr18" draw:text-style-name="P5" svg:width="1.329cm" svg:height="0.74cm" svg:x="3.785cm" svg:y="9.711cm"><draw:text-box><text:p text:style-name="P4"><text:span text:style-name="T1">Item</text:span></text:p></draw:text-box></draw:frame><draw:frame draw:style-name="gr19" draw:text-style-name="P5" svg:width="1.329cm" svg:height="0.74cm" svg:x="3.785cm" svg:y="9.012cm"><draw:text-box><text:p text:style-name="P4"><text:span text:style-name="T1">Item</text:span></text:p></draw:text-box></draw:frame><draw:frame draw:style-name="gr20" draw:text-style-name="P5" svg:width="1.329cm" svg:height="0.74cm" svg:x="7.654cm" svg:y="9.511cm"><draw:text-box><text:p text:style-name="P4"><text:span text:style-name="T1">Item</text:span></text:p></draw:text-box></draw:frame><draw:frame draw:style-name="gr21" draw:text-style-name="P5" svg:width="1.329cm" svg:height="0.74cm" svg:x="7.654cm" svg:y="8.912cm"><draw:text-box><text:p text:style-name="P4"><text:span text:style-name="T1">Item</text:span></text:p></draw:text-box></draw:frame><draw:frame draw:style-name="gr22" draw:text-style-name="P5" svg:width="1.329cm" svg:height="0.74cm" svg:x="11.853cm" svg:y="9.811cm"><draw:text-box><text:p text:style-name="P4"><text:span text:style-name="T1">Item</text:span></text:p></draw:text-box></draw:frame><draw:frame draw:style-name="gr23" draw:text-style-name="P5" svg:width="1.329cm" svg:height="0.74cm" svg:x="11.853cm" svg:y="9.086cm"><draw:text-box><text:p text:style-name="P4"><text:span text:style-name="T1">Item</text:span></text:p></draw:text-box></draw:frame><draw:frame draw:style-name="gr24" draw:text-style-name="P5" svg:width="1.329cm" svg:height="0.74cm" svg:x="3.785cm" svg:y="8.411cm"><draw:text-box><text:p text:style-name="P4"><text:span text:style-name="T1">Item</text:span></text:p></draw:text-box></draw:frame><draw:frame draw:style-name="gr25" draw:text-style-name="P5" svg:width="1.329cm" svg:height="0.802cm" svg:x="7.654cm" svg:y="8.31cm"><draw:text-box><text:p text:style-name="P4"><text:span text:style-name="T1">Item</text:span></text:p></draw:text-box></draw:frame><draw:frame draw:style-name="gr26" draw:text-style-name="P5" svg:width="1.632cm" svg:height="0.74cm" svg:x="11.887cm" svg:y="8.411cm"><draw:text-box><text:p text:style-name="P4"><text:span text:style-name="T1">Item</text:span></text:p></draw:text-box></draw:frame><draw:frame draw:style-name="gr27" draw:text-style-name="P5" svg:width="1.329cm" svg:height="0.74cm" svg:x="0.101cm" svg:y="9.873cm"><draw:text-box><text:p text:style-name="P4"><text:span text:style-name="T1">Item</text:span></text:p></draw:text-box></draw:frame><draw:frame draw:style-name="gr28" draw:text-style-name="P5" svg:width="1.532cm" svg:height="0.74cm" svg:x="0.101cm" svg:y="8.448cm"><draw:text-box><text:p text:style-name="P4"><text:span text:style-name="T1">Item</text:span></text:p></draw:text-box></draw:frame><draw:line draw:style-name="gr29" draw:text-style-name="P3" svg:x1="0.1cm" svg:y1="9.174cm" svg:x2="1.6cm" svg:y2="9.174cm"><text:p/></draw:line><draw:line draw:style-name="gr30" draw:text-style-name="P3" svg:x1="0.1cm" svg:y1="9.874cm" svg:x2="1.6cm" svg:y2="9.874cm"><text:p/></draw:line><draw:line draw:style-name="gr31" draw:text-style-name="P3" svg:x1="0.1cm" svg:y1="10.573cm" svg:x2="1.6cm" svg:y2="10.573cm"><text:p/></draw:line><draw:line draw:style-name="gr32" draw:text-style-name="P3" svg:x1="3.786cm" svg:y1="9.112cm" svg:x2="5.186cm" svg:y2="9.112cm"><text:p/></draw:line><draw:line draw:style-name="gr33" draw:text-style-name="P3" svg:x1="3.786cm" svg:y1="9.811cm" svg:x2="5.186cm" svg:y2="9.811cm"><text:p/></draw:line><draw:line draw:style-name="gr34" draw:text-style-name="P3" svg:x1="3.786cm" svg:y1="10.412cm" svg:x2="5.286cm" svg:y2="10.412cm"><text:p/></draw:line><draw:line draw:style-name="gr35" draw:text-style-name="P3" svg:x1="7.686cm" svg:y1="8.912cm" svg:x2="9.386cm" svg:y2="8.912cm"><text:p/></draw:line><draw:line draw:style-name="gr36" draw:text-style-name="P3" svg:x1="7.586cm" svg:y1="9.511cm" svg:x2="9.286cm" svg:y2="9.511cm"><text:p/></draw:line><draw:line draw:style-name="gr37" draw:text-style-name="P3" svg:x1="7.686cm" svg:y1="10.211cm" svg:x2="9.286cm" svg:y2="10.211cm"><text:p/></draw:line><draw:line draw:style-name="gr38" draw:text-style-name="P3" svg:x1="11.986cm" svg:y1="9.112cm" svg:x2="13.686cm" svg:y2="9.112cm"><text:p/></draw:line><draw:line draw:style-name="gr39" draw:text-style-name="P3" svg:x1="11.886cm" svg:y1="9.912cm" svg:x2="13.686cm" svg:y2="9.912cm"><text:p/></draw:line><draw:line draw:style-name="gr40" draw:text-style-name="P3" svg:x1="11.886cm" svg:y1="10.611cm" svg:x2="13.786cm" svg:y2="10.611cm"><text:p/></draw:line><draw:frame draw:style-name="gr41" draw:text-style-name="P6" svg:width="2.694cm" svg:height="0.983cm" svg:x="0cm" svg:y="7.511cm"><draw:text-box><text:p text:style-name="P4"><text:span text:style-name="T2">Objekte</text:span></text:p></draw:text-box></draw:frame><draw:frame draw:style-name="gr42" draw:text-style-name="P5" svg:width="1.329cm" svg:height="0.74cm" svg:x="0.145cm" svg:y="9.137cm"><draw:text-box><text:p text:style-name="P4"><text:span text:style-name="T1">Item</text:span></text:p></draw:text-box></draw:frame><draw:frame draw:style-name="gr43" draw:text-style-name="P5" svg:width="1.329cm" svg:height="0.74cm" svg:x="0.101cm" svg:y="9.873cm"><draw:text-box><text:p text:style-name="P4"><text:span text:style-name="T1">Item</text:span></text:p></draw:text-box></draw:frame><draw:frame draw:style-name="gr44" draw:text-style-name="P5" svg:width="1.532cm" svg:height="0.74cm" svg:x="0.101cm" svg:y="8.448cm"><draw:text-box><text:p text:style-name="P4"><text:span text:style-name="T1">Item</text:span></text:p></draw:text-box></draw:frame><draw:line draw:style-name="gr45" draw:text-style-name="P3" svg:x1="0.1cm" svg:y1="9.174cm" svg:x2="1.6cm" svg:y2="9.174cm"><text:p/></draw:line><draw:line draw:style-name="gr46" draw:text-style-name="P3" svg:x1="0.1cm" svg:y1="9.874cm" svg:x2="1.6cm" svg:y2="9.874cm"><text:p/></draw:line><draw:line draw:style-name="gr47" draw:text-style-name="P3" svg:x1="0.1cm" svg:y1="10.573cm" svg:x2="1.6cm" svg:y2="10.573cm"><text:p/></draw:line><draw:frame draw:style-name="gr48" draw:text-style-name="P6" svg:width="1.74cm" svg:height="0.983cm" svg:x="16.685cm" svg:y="7.495cm"><draw:text-box><text:p text:style-name="P4"><text:span text:style-name="T2">Orte</text:span></text:p></draw:text-box></draw:frame><draw:frame draw:style-name="gr49" draw:text-style-name="P5" svg:width="1.329cm" svg:height="0.74cm" svg:x="16.794cm" svg:y="9.912cm"><draw:text-box><text:p text:style-name="P4"><text:span text:style-name="T1">Item</text:span></text:p></draw:text-box></draw:frame><draw:frame draw:style-name="gr50" draw:text-style-name="P5" svg:width="1.329cm" svg:height="0.74cm" svg:x="16.794cm" svg:y="9.187cm"><draw:text-box><text:p text:style-name="P4"><text:span text:style-name="T1">Item</text:span></text:p></draw:text-box></draw:frame><draw:frame draw:style-name="gr51" draw:text-style-name="P5" svg:width="1.632cm" svg:height="0.74cm" svg:x="16.826cm" svg:y="8.511cm"><draw:text-box><text:p text:style-name="P4"><text:span text:style-name="T1">Item</text:span></text:p></draw:text-box></draw:frame><draw:line draw:style-name="gr52" draw:text-style-name="P3" svg:x1="16.926cm" svg:y1="9.211cm" svg:x2="18.626cm" svg:y2="9.211cm"><text:p/></draw:line><draw:line draw:style-name="gr53" draw:text-style-name="P3" svg:x1="16.826cm" svg:y1="10.011cm" svg:x2="18.626cm" svg:y2="10.011cm"><text:p/></draw:line><draw:line draw:style-name="gr54" draw:text-style-name="P3" svg:x1="16.826cm" svg:y1="10.712cm" svg:x2="18.726cm" svg:y2="10.712cm"><text:p/></draw:line><draw:custom-shape draw:style-name="gr55" draw:text-style-name="P8" xml:id="id1" draw:id="id1" svg:width="3.102cm" svg:height="1.601cm" svg:x="4.5cm" svg:y="0.311cm"><text:p text:style-name="P7"><text:span text:style-name="T1">Die helden laufen </text:span></text:p><text:p text:style-name="P7"><text:span text:style-name="T1">nach südem</text:span></text:p><draw:enhanced-geometry svg:viewBox="0 0 21600 21600" draw:type="rectangle" draw:enhanced-path="M 0 0 L 21600 0 21600 21600 0 21600 0 0 Z N"/></draw:custom-shape><draw:custom-shape draw:style-name="gr56" draw:text-style-name="P9" xml:id="id2" draw:id="id2" svg:width="1.601cm" svg:height="1.601cm" svg:x="5.099cm" svg:y="2.512cm"><text:p text:style-name="P7"><text:span text:style-name="T3">Ereignis Test ob </text:span></text:p><text:p text:style-name="P7"><text:span text:style-name="T3">sie die Héhle sehen</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57" draw:text-style-name="P8" xml:id="id3" draw:id="id3" svg:width="2.5cm" svg:height="1.101cm" svg:x="8.301cm" svg:y="2.711cm"><text:p text:style-name="P7"><text:span text:style-name="T1">In der Höhle</text:span></text:p><draw:enhanced-geometry svg:viewBox="0 0 21600 21600" draw:type="rectangle" draw:enhanced-path="M 0 0 L 21600 0 21600 21600 0 21600 0 0 Z N"/></draw:custom-shape><draw:custom-shape draw:style-name="gr58" draw:text-style-name="P8" xml:id="id4" draw:id="id4" svg:width="2.901cm" svg:height="1.301cm" svg:x="4.456cm" svg:y="4.911cm"><text:p text:style-name="P7"><text:span text:style-name="T1">Weiter auf</text:span></text:p><text:p text:style-name="P7"><text:span text:style-name="T1"><text:s/></text:span><text:span text:style-name="T1">dem Weg</text:span></text:p><draw:enhanced-geometry svg:viewBox="0 0 21600 21600" draw:type="rectangle" draw:enhanced-path="M 0 0 L 21600 0 21600 21600 0 21600 0 0 Z N"/></draw:custom-shape><draw:connector draw:style-name="gr59" draw:text-style-name="P3" svg:x1="6.05cm" svg:y1="1.911cm" svg:x2="5.9cm" svg:y2="2.513cm" draw:start-shape="id1" draw:start-glue-point="2" draw:end-shape="id2" draw:end-glue-point="4" svg:d="M6050 1911v300h-150v302" svg:viewBox="0 0 152 603"><text:p/></draw:connector><draw:connector draw:style-name="gr60" draw:text-style-name="P3" svg:x1="6.699cm" svg:y1="3.314cm" svg:x2="8.301cm" svg:y2="3.262cm" draw:start-shape="id2" draw:start-glue-point="7" draw:end-shape="id3" draw:end-glue-point="3" svg:d="M6699 3314h1009v-52h593" svg:viewBox="0 0 1603 53"><text:p/></draw:connector><draw:connector draw:style-name="gr61" draw:text-style-name="P3" svg:x1="5.9cm" svg:y1="4.112cm" svg:x2="5.906cm" svg:y2="4.911cm" draw:start-shape="id2" draw:start-glue-point="6" draw:end-shape="id4" draw:end-glue-point="0" svg:d="M5900 4112v398h6v401" svg:viewBox="0 0 7 801"><text:p/></draw:connector><draw:line draw:style-name="gr62" draw:text-style-name="P3" svg:x1="6.2cm" svg:y1="6.312cm" svg:x2="6.1cm" svg:y2="6.912cm"><text:p/></draw:line><draw:frame draw:style-name="gr63" draw:text-style-name="P5" svg:width="5.1cm" svg:height="2.2cm" svg:x="12cm" svg:y="4.211cm"><draw:text-box><text:p text:style-name="P4"><text:span text:style-name="T1">Test:test</text:span></text:p><text:p text:style-name="P4"><text:span text:style-name="T1">Gegner:gegner</text:span></text:p><text:p text:style-name="P4"><text:span text:style-name="T1">Objekt :objekt</text:span></text:p><text:p text:style-name="P4"><text:span text:style-name="T1">...</text:span></text:p></draw:text-box></draw:frame><draw:line draw:style-name="gr64" draw:text-style-name="P3" svg:x1="12.1cm" svg:y1="6.911cm" svg:x2="14cm" svg:y2="6.911cm"><text:p/></draw:line><draw:frame draw:style-name="gr65" draw:text-style-name="P6" svg:width="0.876cm" svg:height="0.983cm" svg:x="16.425cm" svg:y="4.211cm"><draw:text-box><text:p text:style-name="P4"><text:span text:style-name="T2">+</text:span></text:p></draw:text-box></draw:frame><draw:custom-shape draw:style-name="gr66" draw:text-style-name="P3" svg:width="0.9cm" svg:height="0.802cm" svg:x="16.401cm" svg:y="4.26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7" draw:text-style-name="P6" svg:width="0.876cm" svg:height="0.983cm" svg:x="16.425cm" svg:y="4.211cm"><draw:text-box><text:p text:style-name="P4"><text:span text:style-name="T2">+</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uch hier wieder ein explorer auf der Linken seite, nur diesmal gibt es ein unterschied zwischen « ordner und files ». In der Geographie und in der Geschichte sind « ordner und files » im gunde das selbe, hier ist es etwas anders, wenn ein « ordner » gewählt wurde so verschwindet das mittlere fenster hier. Und es ist nur ein Titel und ein Inhalt angzeigt. Auf den « files » gibt es noch zusätzlich dieseb Graphen, die elemente die Darin angezeigt werden sind Abschnitte, diese haben wieder ein Titel ein Inhalt und noch eine Liste von (Objekte,NPC, Gegner,Geschichte,Orte und (neu) Tests). Aus diesen Listen, die jeder Abschnitt für sich hat werden die Listen unten i.e.</text:p>
      <text:p text:style-name="P2"><draw:g text:anchor-type="paragraph" draw:z-index="1" draw:style-name="gr1"><draw:frame draw:style-name="gr68" draw:text-style-name="P6" svg:width="2.694cm" svg:height="0.983cm" svg:x="0cm" svg:y="0.434cm"><draw:text-box><text:p text:style-name="P4"><text:span text:style-name="T2">Objekte</text:span></text:p></draw:text-box></draw:frame><draw:frame draw:style-name="gr69" draw:text-style-name="P6" svg:width="1.846cm" svg:height="0.983cm" svg:x="3.593cm" svg:y="0.36cm"><draw:text-box><text:p text:style-name="P4"><text:span text:style-name="T2">NPC</text:span></text:p></draw:text-box></draw:frame><draw:frame draw:style-name="gr70" draw:text-style-name="P6" svg:width="2.624cm" svg:height="0.983cm" svg:x="6.994cm" svg:y="0.36cm"><draw:text-box><text:p text:style-name="P4"><text:span text:style-name="T2">Gegner</text:span></text:p></draw:text-box></draw:frame><draw:frame draw:style-name="gr71" draw:text-style-name="P6" svg:width="3.682cm" svg:height="0.983cm" svg:x="10.975cm" svg:y="0.346cm"><draw:text-box><text:p text:style-name="P4"><text:span text:style-name="T2">Geschichte</text:span></text:p></draw:text-box></draw:frame><draw:frame draw:style-name="gr72" draw:text-style-name="P5" svg:width="1.329cm" svg:height="0.74cm" svg:x="0.136cm" svg:y="1.669cm"><draw:text-box><text:p text:style-name="P4"><text:span text:style-name="T1">Item</text:span></text:p></draw:text-box></draw:frame><draw:frame draw:style-name="gr73" draw:text-style-name="P5" svg:width="1.329cm" svg:height="0.74cm" svg:x="3.537cm" svg:y="2.105cm"><draw:text-box><text:p text:style-name="P4"><text:span text:style-name="T1">Item</text:span></text:p></draw:text-box></draw:frame><draw:frame draw:style-name="gr74" draw:text-style-name="P5" svg:width="1.329cm" svg:height="0.74cm" svg:x="3.537cm" svg:y="1.574cm"><draw:text-box><text:p text:style-name="P4"><text:span text:style-name="T1">Item</text:span></text:p></draw:text-box></draw:frame><draw:frame draw:style-name="gr75" draw:text-style-name="P5" svg:width="1.329cm" svg:height="0.74cm" svg:x="7.151cm" svg:y="1.951cm"><draw:text-box><text:p text:style-name="P4"><text:span text:style-name="T1">Item</text:span></text:p></draw:text-box></draw:frame><draw:frame draw:style-name="gr76" draw:text-style-name="P5" svg:width="1.329cm" svg:height="0.74cm" svg:x="7.151cm" svg:y="1.496cm"><draw:text-box><text:p text:style-name="P4"><text:span text:style-name="T1">Item</text:span></text:p></draw:text-box></draw:frame><draw:frame draw:style-name="gr77" draw:text-style-name="P5" svg:width="1.329cm" svg:height="0.74cm" svg:x="11.075cm" svg:y="2.179cm"><draw:text-box><text:p text:style-name="P4"><text:span text:style-name="T1">Item</text:span></text:p></draw:text-box></draw:frame><draw:frame draw:style-name="gr78" draw:text-style-name="P5" svg:width="1.329cm" svg:height="0.74cm" svg:x="11.075cm" svg:y="1.63cm"><draw:text-box><text:p text:style-name="P4"><text:span text:style-name="T1">Item</text:span></text:p></draw:text-box></draw:frame><draw:frame draw:style-name="gr79" draw:text-style-name="P5" svg:width="1.329cm" svg:height="0.74cm" svg:x="3.537cm" svg:y="1.119cm"><draw:text-box><text:p text:style-name="P4"><text:span text:style-name="T1">Item</text:span></text:p></draw:text-box></draw:frame><draw:frame draw:style-name="gr80" draw:text-style-name="P5" svg:width="1.329cm" svg:height="0.74cm" svg:x="7.151cm" svg:y="1.041cm"><draw:text-box><text:p text:style-name="P4"><text:span text:style-name="T1">Item</text:span></text:p></draw:text-box></draw:frame><draw:frame draw:style-name="gr81" draw:text-style-name="P5" svg:width="1.525cm" svg:height="0.74cm" svg:x="11.107cm" svg:y="1.119cm"><draw:text-box><text:p text:style-name="P4"><text:span text:style-name="T1">Item</text:span></text:p></draw:text-box></draw:frame><draw:frame draw:style-name="gr82" draw:text-style-name="P5" svg:width="1.329cm" svg:height="0.74cm" svg:x="0.093cm" svg:y="2.226cm"><draw:text-box><text:p text:style-name="P4"><text:span text:style-name="T1">Item</text:span></text:p></draw:text-box></draw:frame><draw:frame draw:style-name="gr83" draw:text-style-name="P5" svg:width="1.431cm" svg:height="0.74cm" svg:x="0.093cm" svg:y="1.147cm"><draw:text-box><text:p text:style-name="P4"><text:span text:style-name="T1">Item</text:span></text:p></draw:text-box></draw:frame><draw:line draw:style-name="gr84" draw:text-style-name="P3" svg:x1="0.093cm" svg:y1="1.695cm" svg:x2="1.495cm" svg:y2="1.695cm"><text:p/></draw:line><draw:line draw:style-name="gr85" draw:text-style-name="P3" svg:x1="0.093cm" svg:y1="2.226cm" svg:x2="1.495cm" svg:y2="2.226cm"><text:p/></draw:line><draw:line draw:style-name="gr86" draw:text-style-name="P3" svg:x1="0.093cm" svg:y1="2.757cm" svg:x2="1.495cm" svg:y2="2.757cm"><text:p/></draw:line><draw:line draw:style-name="gr87" draw:text-style-name="P3" svg:x1="3.537cm" svg:y1="1.649cm" svg:x2="4.845cm" svg:y2="1.649cm"><text:p/></draw:line><draw:line draw:style-name="gr88" draw:text-style-name="P3" svg:x1="3.537cm" svg:y1="2.179cm" svg:x2="4.845cm" svg:y2="2.179cm"><text:p/></draw:line><draw:line draw:style-name="gr89" draw:text-style-name="P3" svg:x1="3.537cm" svg:y1="2.636cm" svg:x2="4.939cm" svg:y2="2.636cm"><text:p/></draw:line><draw:line draw:style-name="gr90" draw:text-style-name="P3" svg:x1="7.181cm" svg:y1="1.497cm" svg:x2="8.769cm" svg:y2="1.497cm"><text:p/></draw:line><draw:line draw:style-name="gr91" draw:text-style-name="P3" svg:x1="7.088cm" svg:y1="1.952cm" svg:x2="8.676cm" svg:y2="1.952cm"><text:p/></draw:line><draw:line draw:style-name="gr92" draw:text-style-name="P3" svg:x1="7.181cm" svg:y1="2.483cm" svg:x2="8.676cm" svg:y2="2.483cm"><text:p/></draw:line><draw:line draw:style-name="gr93" draw:text-style-name="P3" svg:x1="11.199cm" svg:y1="1.649cm" svg:x2="12.787cm" svg:y2="1.649cm"><text:p/></draw:line><draw:line draw:style-name="gr94" draw:text-style-name="P3" svg:x1="11.106cm" svg:y1="2.255cm" svg:x2="12.788cm" svg:y2="2.255cm"><text:p/></draw:line><draw:line draw:style-name="gr95" draw:text-style-name="P3" svg:x1="11.106cm" svg:y1="2.786cm" svg:x2="12.881cm" svg:y2="2.786cm"><text:p/></draw:line><draw:frame draw:style-name="gr96" draw:text-style-name="P6" svg:width="2.694cm" svg:height="0.983cm" svg:x="0cm" svg:y="0.434cm"><draw:text-box><text:p text:style-name="P4"><text:span text:style-name="T2">Objekte</text:span></text:p></draw:text-box></draw:frame><draw:frame draw:style-name="gr97" draw:text-style-name="P5" svg:width="1.329cm" svg:height="0.74cm" svg:x="0.136cm" svg:y="1.669cm"><draw:text-box><text:p text:style-name="P4"><text:span text:style-name="T1">Item</text:span></text:p></draw:text-box></draw:frame><draw:frame draw:style-name="gr98" draw:text-style-name="P5" svg:width="1.329cm" svg:height="0.74cm" svg:x="0.093cm" svg:y="2.226cm"><draw:text-box><text:p text:style-name="P4"><text:span text:style-name="T1">Item</text:span></text:p></draw:text-box></draw:frame><draw:frame draw:style-name="gr99" draw:text-style-name="P5" svg:width="1.431cm" svg:height="0.74cm" svg:x="0.093cm" svg:y="1.147cm"><draw:text-box><text:p text:style-name="P4"><text:span text:style-name="T1">Item</text:span></text:p></draw:text-box></draw:frame><draw:line draw:style-name="gr100" draw:text-style-name="P3" svg:x1="0.093cm" svg:y1="1.695cm" svg:x2="1.495cm" svg:y2="1.695cm"><text:p/></draw:line><draw:line draw:style-name="gr101" draw:text-style-name="P3" svg:x1="0.093cm" svg:y1="2.226cm" svg:x2="1.495cm" svg:y2="2.226cm"><text:p/></draw:line><draw:line draw:style-name="gr102" draw:text-style-name="P3" svg:x1="0.093cm" svg:y1="2.757cm" svg:x2="1.495cm" svg:y2="2.757cm"><text:p/></draw:line><draw:frame draw:style-name="gr103" draw:text-style-name="P6" svg:width="1.74cm" svg:height="0.983cm" svg:x="15.589cm" svg:y="0.422cm"><draw:text-box><text:p text:style-name="P4"><text:span text:style-name="T2">Orte</text:span></text:p></draw:text-box></draw:frame><draw:frame draw:style-name="gr104" draw:text-style-name="P5" svg:width="1.329cm" svg:height="0.74cm" svg:x="15.692cm" svg:y="2.256cm"><draw:text-box><text:p text:style-name="P4"><text:span text:style-name="T1">Item</text:span></text:p></draw:text-box></draw:frame><draw:frame draw:style-name="gr105" draw:text-style-name="P5" svg:width="1.329cm" svg:height="0.74cm" svg:x="15.692cm" svg:y="1.706cm"><draw:text-box><text:p text:style-name="P4"><text:span text:style-name="T1">Item</text:span></text:p></draw:text-box></draw:frame><draw:frame draw:style-name="gr106" draw:text-style-name="P5" svg:width="1.525cm" svg:height="0.74cm" svg:x="15.722cm" svg:y="1.193cm"><draw:text-box><text:p text:style-name="P4"><text:span text:style-name="T1">Item</text:span></text:p></draw:text-box></draw:frame><draw:line draw:style-name="gr107" draw:text-style-name="P3" svg:x1="15.815cm" svg:y1="1.725cm" svg:x2="17.403cm" svg:y2="1.725cm"><text:p/></draw:line><draw:line draw:style-name="gr108" draw:text-style-name="P3" svg:x1="15.721cm" svg:y1="2.331cm" svg:x2="17.403cm" svg:y2="2.331cm"><text:p/></draw:line><draw:line draw:style-name="gr109" draw:text-style-name="P3" svg:x1="15.721cm" svg:y1="2.862cm" svg:x2="17.496cm" svg:y2="2.862cm"><text:p/></draw:line></draw:g></text:p>
      <text:p text:style-name="P2"/>
      <text:p text:style-name="P2"/>
      <text:p text:style-name="P2"/>
      <text:p text:style-name="P2">bevölkert. Darum gibts dies mal auch keine + symbole, hoffe das wird nicht allzu verwirrend für den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20:05:26.609000000</meta:creation-date>
    <dc:date>2016-02-13T20:21:35.934000000</dc:date>
    <meta:editing-duration>P0D</meta:editing-duration>
    <meta:editing-cycles>1</meta:editing-cycles>
    <meta:document-statistic meta:table-count="0" meta:image-count="0" meta:object-count="0" meta:page-count="1" meta:paragraph-count="3" meta:word-count="135" meta:character-count="785" meta:non-whitespace-character-count="653"/>
    <meta:generator>LibreOffice/4.2.5.2$Windows_x86 LibreOffice_project/6ff819b65674ae6c83f3cbab9e4a4c2b292a7a94</meta:generator>
  </office:meta>
</office:document-meta>
</file>